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2024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88928" calcext:value-type="float">
            <text:p>100.38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00664" calcext:value-type="float">
            <text:p>99.80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132" calcext:value-type="float">
            <text:p>102.0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4904" calcext:value-type="float">
            <text:p>110.86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201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55872" calcext:value-type="float">
            <text:p>105.65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201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8696" calcext:value-type="float">
            <text:p>100.81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201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03568" calcext:value-type="float">
            <text:p>95.6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201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6" calcext:value-type="float">
            <text:p>93.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200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6216" calcext:value-type="float">
            <text:p>92.4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2004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200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200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9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97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96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95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0176" calcext:value-type="float">
            <text:p>85.9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9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9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276" calcext:value-type="float">
            <text:p>83.0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9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6544" calcext:value-type="float">
            <text:p>82.0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8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876" calcext:value-type="float">
            <text:p>81.5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8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0392" calcext:value-type="float">
            <text:p>80.8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87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31208" calcext:value-type="float">
            <text:p>80.5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8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20896" calcext:value-type="float">
            <text:p>80.3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8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8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8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8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6712" calcext:value-type="float">
            <text:p>78.0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8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7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3792" calcext:value-type="float">
            <text:p>77.5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7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52856" calcext:value-type="float">
            <text:p>76.9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7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7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892" calcext:value-type="float">
            <text:p>75.17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7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7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3448" calcext:value-type="float">
            <text:p>71.78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7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2912" calcext:value-type="float">
            <text:p>70.54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7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7112" calcext:value-type="float">
            <text:p>69.8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7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0312" calcext:value-type="float">
            <text:p>68.79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7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6624" calcext:value-type="float">
            <text:p>67.47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69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6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6384" calcext:value-type="float">
            <text:p>65.5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6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6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1656" calcext:value-type="float">
            <text:p>63.5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6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45544" calcext:value-type="float">
            <text:p>62.64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6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6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6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5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354102</text:p>
          </table:table-cell>
          <table:table-cell office:value-type="string" calcext:value-type="string">
            <text:p>1958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